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60000005A0166E8B48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1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7cm" fo:min-width="4.5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21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normal" style:font-size-asian="18pt" style:font-style-asian="normal" style:font-size-complex="18pt" style:font-style-complex="normal"/>
    </style:style>
    <style:style style:name="P3" style:family="paragraph">
      <style:text-properties fo:color="#000000" style:font-name="Arial2" fo:font-size="14pt" fo:font-style="normal" style:font-size-asian="18pt" style:font-style-asian="normal" style:font-size-complex="18pt" style:font-style-complex="normal"/>
    </style:style>
    <style:style style:name="P4" style:family="paragraph">
      <style:text-properties fo:font-size="14pt" style:font-size-asian="18pt" style:font-size-complex="18pt"/>
    </style:style>
    <style:style style:name="P5" style:family="paragraph">
      <style:text-properties fo:color="#000000" style:font-name="Arial2" fo:font-size="14pt" style:font-size-asian="18pt" style:font-size-complex="18pt"/>
    </style:style>
    <style:style style:name="P6" style:family="paragraph">
      <style:text-properties fo:font-size="14pt" fo:font-style="italic" style:font-size-asian="18pt" style:font-style-asian="italic" style:font-size-complex="18pt" style:font-style-complex="italic"/>
    </style:style>
    <style:style style:name="P7" style:family="paragraph">
      <style:text-properties fo:color="#000000" style:font-name="Arial2" fo:font-size="14pt" fo:font-style="italic" style:font-size-asian="18pt" style:font-style-asian="italic" style:font-size-complex="18pt" style:font-style-complex="italic"/>
    </style:style>
    <style:style style:name="T1" style:family="text">
      <style:text-properties fo:color="#000000" style:font-name="Arial2" fo:font-style="normal" style:font-style-asian="normal" style:font-style-complex="normal"/>
    </style:style>
    <style:style style:name="T2" style:family="text">
      <style:text-properties fo:color="#000000" style:font-name="Arial2" fo:font-style="italic" style:font-style-asian="italic" style:font-style-complex="italic"/>
    </style:style>
    <style:style style:name="T3" style:family="text">
      <style:text-properties fo:color="#000000" style:font-name="Arial2" fo:font-size="14pt" fo:font-style="normal" style:font-size-asian="18pt" style:font-style-asian="normal" style:font-size-complex="18pt" style:font-style-complex="normal"/>
    </style:style>
    <style:style style:name="T4" style:family="text">
      <style:text-properties fo:color="#000000" style:font-name="Arial2" fo:font-size="14pt" fo:font-style="italic" style:font-size-asian="18pt" style:font-style-asian="italic" style:font-size-complex="18pt" style:font-style-complex="italic"/>
    </style:style>
    <style:style style:name="T5" style:family="text">
      <style:text-properties fo:color="#000000" style:text-position="-33% 58%" style:font-name="Arial2" fo:font-size="14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54cm" svg:height="15.392cm" svg:x="1.434cm" svg:y="2.829cm">
          <draw:image xlink:href="Pictures/1000000000000960000005A0166E8B48.tif" xlink:type="simple" xlink:show="embed" xlink:actuate="onLoad">
            <text:p/>
          </draw:image>
        </draw:frame>
        <draw:frame draw:style-name="gr2" draw:text-style-name="P3" draw:layer="layout" svg:width="6.674cm" svg:height="1.361cm" svg:x="3.897cm" svg:y="3.783cm">
          <draw:text-box>
            <text:p text:style-name="P2"><text:span text:style-name="T1">Uncultured bacterium clone </text:span></text:p>
            <text:p text:style-name="P2"><text:span text:style-name="T1">Eldhufec093</text:span></text:p>
          </draw:text-box>
        </draw:frame>
        <draw:frame draw:style-name="gr3" draw:text-style-name="P3" draw:layer="layout" svg:width="6.23cm" svg:height="1.361cm" svg:x="12.165cm" svg:y="11.428cm">
          <draw:text-box>
            <text:p text:style-name="P2"><text:span text:style-name="T1">Uncultured Gram-positive </text:span></text:p>
            <text:p text:style-name="P2"><text:span text:style-name="T1">bacterium NS2B11</text:span></text:p>
          </draw:text-box>
        </draw:frame>
        <draw:frame draw:style-name="gr3" draw:text-style-name="P5" draw:layer="layout" svg:width="5.493cm" svg:height="0.806cm" svg:x="3.861cm" svg:y="11.428cm">
          <draw:text-box>
            <text:p text:style-name="P4"><text:span text:style-name="T2">Dialister </text:span><text:span text:style-name="T1">pneumosintes</text:span></text:p>
          </draw:text-box>
        </draw:frame>
        <draw:frame draw:style-name="gr3" draw:text-style-name="P7" draw:layer="layout" svg:width="3.927cm" svg:height="0.806cm" svg:x="22.224cm" svg:y="3.983cm">
          <draw:text-box>
            <text:p text:style-name="P6"><text:span text:style-name="T2">Dialister invisus</text:span></text:p>
          </draw:text-box>
        </draw:frame>
        <draw:frame draw:style-name="gr4" draw:text-style-name="P3" draw:layer="layout" svg:width="5.328cm" svg:height="1.361cm" svg:x="21.699cm" svg:y="11.439cm">
          <draw:text-box>
            <text:p text:style-name="P2"><text:span text:style-name="T1">Uncultured bacterium </text:span></text:p>
            <text:p text:style-name="P2"><text:span text:style-name="T1">MG10</text:span></text:p>
          </draw:text-box>
        </draw:frame>
        <draw:frame draw:style-name="gr5" draw:text-style-name="P3" draw:layer="layout" svg:width="4.645cm" svg:height="0.806cm" draw:transform="rotate (1.5707963267949) translate (1.035cm 8.36cm)">
          <draw:text-box>
            <text:p text:style-name="P4"><text:span text:style-name="T1">Frequency (</text:span><text:span text:style-name="T2">n</text:span><text:span text:style-name="T1">)</text:span></text:p>
          </draw:text-box>
        </draw:frame>
        <draw:frame draw:style-name="gr5" draw:text-style-name="P3" draw:layer="layout" svg:width="4.645cm" svg:height="0.806cm" draw:transform="rotate (1.5707963267949) translate (1.036cm 15.961cm)">
          <draw:text-box>
            <text:p><text:span text:style-name="T3">Frequency (</text:span><text:span text:style-name="T4">n</text:span><text:span text:style-name="T3">)</text:span></text:p>
          </draw:text-box>
        </draw:frame>
        <draw:frame draw:style-name="gr6" draw:text-style-name="P3" draw:layer="layout" svg:width="5.312cm" svg:height="0.924cm" svg:x="4.073cm" svg:y="17.986cm">
          <draw:text-box>
            <text:p><text:span text:style-name="T3">Abundance (Log</text:span><text:span text:style-name="T5">10</text:span><text:span text:style-name="T3">)</text:span></text:p>
          </draw:text-box>
        </draw:frame>
        <draw:frame draw:style-name="gr7" draw:text-style-name="P3" draw:layer="layout" svg:width="5.207cm" svg:height="0.924cm" svg:x="12.487cm" svg:y="17.986cm">
          <draw:text-box>
            <text:p><text:span text:style-name="T3">Abundance (Log</text:span><text:span text:style-name="T5">10</text:span><text:span text:style-name="T3">)</text:span></text:p>
          </draw:text-box>
        </draw:frame>
        <draw:frame draw:style-name="gr8" draw:text-style-name="P3" draw:layer="layout" svg:width="5.221cm" svg:height="0.924cm" svg:x="20.782cm" svg:y="17.989cm">
          <draw:text-box>
            <text:p><text:span text:style-name="T3">Abundance (Log</text:span><text:span text:style-name="T5">10</text:span><text:span text:style-name="T3">)</text:span></text:p>
          </draw:text-box>
        </draw:frame>
        <draw:frame draw:style-name="gr2" draw:text-style-name="P3" draw:layer="layout" svg:width="6.674cm" svg:height="1.361cm" svg:x="12.398cm" svg:y="3.784cm">
          <draw:text-box>
            <text:p text:style-name="P2"><text:span text:style-name="T1">Uncultured bacterium clone </text:span></text:p>
            <text:p text:style-name="P2"><text:span text:style-name="T1">Eldhufec08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11T15:59:20</meta:creation-date>
    <dc:date>2014-05-31T17:33:45.080388519</dc:date>
    <meta:editing-duration>PT1H28M36S</meta:editing-duration>
    <meta:editing-cycles>112</meta:editing-cycles>
    <meta:generator>LibreOffice/4.2.3.3$Linux_X86_64 LibreOffice_project/420m0$Build-3</meta:generator>
    <meta:document-statistic meta:object-count="12"/>
  </office:meta>
</office:document-meta>
</file>